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D000001FF7AEDE4FD.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cm" fo:margin-left="0cm" fo:margin-right="0cm" fo:margin-top="0.101cm" fo:margin-bottom="0.4cm" table:align="margins" fo:keep-with-next="auto" style:may-break-between-rows="false"/>
    </style:style>
    <style:style style:name="Table2.A" style:family="table-column">
      <style:table-column-properties style:column-width="4.44cm" style:rel-column-width="17112*"/>
    </style:style>
    <style:style style:name="Table2.B" style:family="table-column">
      <style:table-column-properties style:column-width="12.561cm" style:rel-column-width="48423*"/>
    </style:style>
    <style:style style:name="Table2.1" style:family="table-row">
      <style:table-row-properties fo:keep-together="always"/>
    </style:style>
    <style:style style:name="Table2.A1" style:family="table-cell">
      <style:table-cell-properties fo:background-color="#e6e6e6" fo:padding="0.097cm" fo:border-left="none" fo:border-right="none" fo:border-top="0.05pt solid #000000" fo:border-bottom="0.05pt solid #000000">
        <style:background-image/>
      </style:table-cell-properties>
    </style:style>
    <style:style style:name="Table2.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2.A6" style:family="table-cell">
      <style:table-cell-properties style:vertical-align="middle" fo:background-color="#ffffff" fo:padding="0.097cm" fo:border-left="none" fo:border-right="none" fo:border-top="none" fo:border-bottom="0.05pt solid #000000">
        <style:background-image/>
      </style:table-cell-properties>
    </style:style>
    <style:style style:name="Table4" style:family="table">
      <style:table-properties style:width="17cm" fo:margin-left="0cm" fo:margin-right="0cm" fo:margin-top="0.199cm" fo:margin-bottom="0.199cm" table:align="margins" style:may-break-between-rows="false"/>
    </style:style>
    <style:style style:name="Table4.A" style:family="table-column">
      <style:table-column-properties style:column-width="2.45cm" style:rel-column-width="9444*"/>
    </style:style>
    <style:style style:name="Table4.B" style:family="table-column">
      <style:table-column-properties style:column-width="14.55cm" style:rel-column-width="56091*"/>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paragraph-rsid="001ac3b0"/>
    </style:style>
    <style:style style:name="P3" style:family="paragraph" style:parent-style-name="OOoTextBody">
      <style:text-properties officeooo:paragraph-rsid="00190d66"/>
    </style:style>
    <style:style style:name="P4" style:family="paragraph" style:parent-style-name="OOoTextBody">
      <style:text-properties officeooo:paragraph-rsid="0018dfb6"/>
    </style:style>
    <style:style style:name="P5" style:family="paragraph" style:parent-style-name="OOoTextBody">
      <style:text-properties officeooo:paragraph-rsid="0023a314"/>
    </style:style>
    <style:style style:name="P6" style:family="paragraph" style:parent-style-name="OOoTextBody">
      <style:text-properties officeooo:paragraph-rsid="002861c3"/>
    </style:style>
    <style:style style:name="P7" style:family="paragraph" style:parent-style-name="OOoTextBody">
      <style:text-properties officeooo:rsid="005e68eb" officeooo:paragraph-rsid="002861c3"/>
    </style:style>
    <style:style style:name="P8" style:family="paragraph" style:parent-style-name="OOoDefinition">
      <style:text-properties officeooo:paragraph-rsid="001af45b"/>
    </style:style>
    <style:style style:name="P9" style:family="paragraph" style:parent-style-name="OOoTextBody" style:master-page-name="">
      <style:paragraph-properties fo:keep-together="always" style:page-number="auto"/>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style:page-number="auto">
        <style:tab-stops>
          <style:tab-stop style:position="5.001cm"/>
          <style:tab-stop style:position="9.999cm"/>
        </style:tab-stops>
      </style:paragraph-properties>
    </style:style>
    <style:style style:name="P12" style:family="paragraph" style:parent-style-name="OOoTextBody" style:master-page-name="">
      <style:paragraph-properties style:page-number="auto" fo:break-before="auto" fo:break-after="auto">
        <style:tab-stops/>
      </style:paragraph-properties>
    </style:style>
    <style:style style:name="P13" style:family="paragraph" style:parent-style-name="OOoTextBody" style:master-page-name="">
      <style:paragraph-properties style:page-number="auto" fo:keep-with-next="always"/>
    </style:style>
    <style:style style:name="P14" style:family="paragraph" style:parent-style-name="OOoDefinitionTerm" style:master-page-name="">
      <style:paragraph-properties style:page-number="auto"/>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8dfb6"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text-properties officeooo:paragraph-rsid="0023a314"/>
    </style:style>
    <style:style style:name="P18" style:family="paragraph" style:parent-style-name="OOoTableText">
      <style:text-properties officeooo:rsid="0023a314" officeooo:paragraph-rsid="0023a314"/>
    </style:style>
    <style:style style:name="P19" style:family="paragraph" style:parent-style-name="OOoTextBody" style:master-page-name="">
      <style:paragraph-properties fo:margin-top="0cm" fo:margin-bottom="0cm" style:contextual-spacing="false" style:page-number="auto">
        <style:tab-stops>
          <style:tab-stop style:position="5.5cm"/>
          <style:tab-stop style:position="11cm"/>
        </style:tab-stops>
      </style:paragraph-properties>
    </style:style>
    <style:style style:name="P20"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18dfb6"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8dfb6"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Header">
      <style:paragraph-properties fo:text-align="start" style:justify-single-word="false"/>
      <style:text-properties fo:color="#000000" style:text-outline="false" style:text-line-through-style="none" style:text-line-through-type="none" style:font-name="DejaVu Sans"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2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4" style:family="paragraph" style:parent-style-name="OOoFigure">
      <style:text-properties officeooo:paragraph-rsid="00190d66"/>
    </style:style>
    <style:style style:name="P25" style:family="paragraph" style:parent-style-name="OOoContents_20_1">
      <style:paragraph-properties>
        <style:tab-stops>
          <style:tab-stop style:position="17cm" style:type="right" style:leader-style="dotted" style:leader-text="."/>
        </style:tab-stops>
      </style:paragraph-properties>
    </style:style>
    <style:style style:name="P26" style:family="paragraph" style:parent-style-name="OOoHeading_20_1" style:master-page-name="OOoCopyright">
      <style:paragraph-properties style:page-number="auto"/>
    </style:style>
    <style:style style:name="P27" style:family="paragraph" style:parent-style-name="OOoHeading_20_1" style:master-page-name="OOoPageStyle">
      <style:paragraph-properties style:page-number="auto"/>
    </style:style>
    <style:style style:name="P28" style:family="paragraph" style:parent-style-name="OOoTextBody">
      <style:text-properties officeooo:rsid="0029f313" officeooo:paragraph-rsid="0029f313"/>
    </style:style>
    <style:style style:name="P29" style:family="paragraph" style:parent-style-name="OOoContents_20_2">
      <style:paragraph-properties>
        <style:tab-stops>
          <style:tab-stop style:position="16.501cm" style:type="right" style:leader-style="dotted" style:leader-text="."/>
        </style:tab-stops>
      </style:paragraph-properties>
    </style:style>
    <style:style style:name="P30" style:family="paragraph" style:parent-style-name="OOoHeading_20_2">
      <style:text-properties officeooo:paragraph-rsid="002861c3"/>
    </style:style>
    <style:style style:name="P31" style:family="paragraph" style:parent-style-name="OOoHeading_20_2">
      <style:text-properties officeooo:paragraph-rsid="0023a314"/>
    </style:style>
    <style:style style:name="P32" style:family="paragraph" style:parent-style-name="OOoHeading_20_2">
      <style:text-properties officeooo:paragraph-rsid="0018dfb6"/>
    </style:style>
    <style:style style:name="P33" style:family="paragraph" style:parent-style-name="OOoDefinition">
      <style:text-properties officeooo:paragraph-rsid="00292880"/>
    </style:style>
    <style:style style:name="P34" style:family="paragraph" style:parent-style-name="OOoNum_20_123_20_Cont.">
      <style:text-properties officeooo:paragraph-rsid="0018dfb6"/>
    </style:style>
    <style:style style:name="P35" style:family="paragraph" style:parent-style-name="OOoNum_20_123_20_Cont." style:list-style-name="OOoNum_20_123">
      <style:text-properties officeooo:paragraph-rsid="001c6f67"/>
    </style:style>
    <style:style style:name="P36" style:family="paragraph" style:parent-style-name="OOoNum_20_123_20_Cont." style:list-style-name="OOoNum_20_123">
      <style:text-properties officeooo:paragraph-rsid="001da8a9"/>
    </style:style>
    <style:style style:name="P37" style:family="paragraph" style:parent-style-name="OOoNum_20_123_20_Cont.">
      <style:text-properties officeooo:paragraph-rsid="001c6f67"/>
    </style:style>
    <style:style style:name="P38" style:family="paragraph" style:parent-style-name="OOoNum_20_123_20_End">
      <style:text-properties officeooo:paragraph-rsid="0018dfb6"/>
    </style:style>
    <style:style style:name="P39" style:family="paragraph" style:parent-style-name="OOoNum_20_123_20_End" style:list-style-name="OOoNum_20_123">
      <style:text-properties officeooo:paragraph-rsid="001da8a9"/>
    </style:style>
    <style:style style:name="P40" style:family="paragraph" style:parent-style-name="OOoNewChapter" style:master-page-name="OOoFirstPage">
      <style:paragraph-properties style:page-number="auto"/>
    </style:style>
    <style:style style:name="P41" style:family="paragraph" style:parent-style-name="OOoNum_20_123_20_Start">
      <style:text-properties officeooo:paragraph-rsid="0018dfb6"/>
    </style:style>
    <style:style style:name="P42" style:family="paragraph" style:parent-style-name="OOoNum_20_123_20_Start">
      <style:text-properties officeooo:paragraph-rsid="001c6f67"/>
    </style:style>
    <style:style style:name="P43" style:family="paragraph" style:parent-style-name="OOoToCHead" style:master-page-name="OOoFrontMatter">
      <style:paragraph-properties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1c6f67" style:font-style-asian="italic" style:font-style-complex="italic"/>
    </style:style>
    <style:style style:name="T6" style:family="text">
      <style:text-properties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bd617" style:font-weight-asian="normal" style:font-weight-complex="normal"/>
    </style:style>
    <style:style style:name="T9" style:family="text">
      <style:text-properties style:font-name="Times New Roman"/>
    </style:style>
    <style:style style:name="T10" style:family="text">
      <style:text-properties style:font-name="Wingdings"/>
    </style:style>
    <style:style style:name="T11" style:family="text">
      <style:text-properties fo:language="en" fo:country="US"/>
    </style:style>
    <style:style style:name="T12" style:family="text">
      <style:text-properties style:font-name="Liberation Sans" fo:font-size="11pt"/>
    </style:style>
    <style:style style:name="T13" style:family="text">
      <style:text-properties fo:background-color="transparent" loext:char-shading-value="0"/>
    </style:style>
    <style:style style:name="T14" style:family="text">
      <style:text-properties style:font-name="Times New Roman1" fo:font-size="12pt" style:letter-kerning="true"/>
    </style:style>
    <style:style style:name="T15" style:family="text">
      <style:text-properties style:font-name="Times New Roman1" fo:font-size="11pt"/>
    </style:style>
    <style:style style:name="T16" style:family="text">
      <style:text-properties style:use-window-font-color="true"/>
    </style:style>
    <style:style style:name="T17" style:family="text">
      <style:text-properties style:use-window-font-color="true" style:font-name="Times New Roman1" fo:font-size="11pt"/>
    </style:style>
    <style:style style:name="T18" style:family="text">
      <style:text-properties style:use-window-font-color="true" fo:font-style="italic"/>
    </style:style>
    <style:style style:name="T19" style:family="text">
      <style:text-properties officeooo:rsid="0018dfb6"/>
    </style:style>
    <style:style style:name="T20" style:family="text">
      <style:text-properties fo:font-weight="bold" style:font-weight-asian="bold" style:font-weight-complex="bold"/>
    </style:style>
    <style:style style:name="T21" style:family="text">
      <style:text-properties fo:font-style="normal" style:font-style-asian="normal" style:font-weight-asian="normal" style:font-style-complex="normal"/>
    </style:style>
    <style:style style:name="T22" style:family="text">
      <style:text-properties officeooo:rsid="001a4f1d"/>
    </style:style>
    <style:style style:name="T23" style:family="text">
      <style:text-properties officeooo:rsid="001ac3b0"/>
    </style:style>
    <style:style style:name="T24" style:family="text">
      <style:text-properties officeooo:rsid="00193d6d"/>
    </style:style>
    <style:style style:name="T25" style:family="text">
      <style:text-properties officeooo:rsid="001af45b"/>
    </style:style>
    <style:style style:name="T26" style:family="text">
      <style:text-properties officeooo:rsid="001c6f67"/>
    </style:style>
    <style:style style:name="T27" style:family="text">
      <style:text-properties officeooo:rsid="001da8a9"/>
    </style:style>
    <style:style style:name="T28" style:family="text">
      <style:text-properties officeooo:rsid="0021f09d"/>
    </style:style>
    <style:style style:name="T29" style:family="text">
      <style:text-properties officeooo:rsid="0023a314"/>
    </style:style>
    <style:style style:name="T30" style:family="text">
      <style:text-properties officeooo:rsid="00279e90"/>
    </style:style>
    <style:style style:name="T31" style:family="text">
      <style:text-properties officeooo:rsid="009fa96e"/>
    </style:style>
    <style:style style:name="T32" style:family="text">
      <style:text-properties officeooo:rsid="00289745"/>
    </style:style>
    <style:style style:name="T33" style:family="text">
      <style:text-properties officeooo:rsid="00292880"/>
    </style:style>
    <style:style style:name="T34" style:family="text">
      <style:text-properties officeooo:rsid="0029f313"/>
    </style:style>
    <style:style style:name="T35" style:family="text">
      <style:text-properties officeooo:rsid="002b9105"/>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40"/>
      <text:p text:style-name="OOoGuideName"><draw:frame draw:style-name="fr2" draw:name="graphics2" text:anchor-type="paragraph" svg:x="1.062cm" svg:y="1.164cm" svg:width="13.284cm" svg:height="3.378cm" draw:z-index="2"><draw:image xlink:href="Pictures/10000201000007D0000001FDE3A2A0C3.png" xlink:type="simple" xlink:show="embed" xlink:actuate="onLoad"/></draw:frame>Začínáme s programem LibreOffice<text:hidden-paragraph text:condition="ooow:MD!=0"/></text:p>
      <text:p text:style-name="OOoHeading_20_0">Předmluva</text:p>
      <text:p text:style-name="OOoSubtitle"/>
      <text:p text:style-name="OOoTextBody"/>
      <text:section text:style-name="Sect1" text:name="Section1" text:condition="ooow:MD !=0" text:display="condition">
        <text:h text:style-name="P26" text:outline-level="1"><text:bookmark-start text:name="__RefHeading__3107_536839882"/>Autorská práva<text:bookmark-end text:name="__RefHeading__3107_536839882"/></text:h>
        <text:p text:style-name="P6">Tento dokument je duševním vlastnictvím dokumentačního týmu LibreOffice Copyright <text:span text:style-name="T9">©</text:span> <text:span text:style-name="T23">2012 - 2014</text:span>. Přispěvatelé jsou uvedeni níže. Dokument je možné šířit nebo upravovat za podmínek licence GNU General Public License (<text:a xlink:type="simple" xlink:href="http://www.gnu.org/licenses/gpl.html">http://www.gnu.org/licenses/gpl.html</text:a>) verze 3 nebo novější nebo za podmínek Creative Commons Attribution License (<text:a xlink:type="simple" xlink:href="http://creativecommons.org/licenses/by/4.0/"><text:span text:style-name="T31">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1019_837524436"/>Přispěvatelé<text:bookmark-end text:name="__RefHeading__1019_837524436"/></text:h>
        <text:p text:style-name="P11">Jean Hollis Weber<text:tab/><text:span text:style-name="T19">Peter Schofield</text:span></text:p>
        <text:h text:style-name="OOoHeading_20_2" text:outline-level="2"><text:bookmark-start text:name="__RefHeading__1021_837524436"/>Zpětná vazba<text:bookmark-end text:name="__RefHeading__1021_837524436"/></text:h>
        <text:p text:style-name="P6">Připomínky a náměty k tomuto dokumentu posílejte v angličtině do e-mailové konference dokumentačního týmu na adresu: <text:a xlink:type="simple" xlink:href="mailto:documentation@global.libreoffice.org">documentation@global.libreoffice.org</text:a></text:p>
        <text:p text:style-name="P7"><text:span text:style-name="OOoStrongEmphasis">Poznámka:</text:span> Všechno, co do e-mailové konference pošlete, včetně e-mailové adresy a dalších osobních informací uvedených ve zprávě, bude veřejně viditelné bez možnosti smazání.</text:p>
        <text:h text:style-name="P30" text:outline-level="2"><text:bookmark-start text:name="__RefHeading__1023_837524436"/>Datum vydání a verze programu<text:bookmark-end text:name="__RefHeading__1023_837524436"/></text:h>
        <text:p text:style-name="OOoTextBody">Anglický originál byl vydán <text:span text:style-name="T35">20. června 2014</text:span>. Kapitola je určena pro LibreOffice <text:span text:style-name="T19">4.2</text:span>.</text:p>
        <text:p text:style-name="P43">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3107_536839882" text:style-name="Internet_20_link" text:visited-style-name="Internet_20_link">Autorská práva<text:tab/>2</text:a></text:p>
            <text:p text:style-name="P29"><text:a xlink:type="simple" xlink:href="#__RefHeading__1019_837524436" text:style-name="Internet_20_link" text:visited-style-name="Internet_20_link">Přispěvatelé<text:tab/>2</text:a></text:p>
            <text:p text:style-name="P29"><text:a xlink:type="simple" xlink:href="#__RefHeading__1021_837524436" text:style-name="Internet_20_link" text:visited-style-name="Internet_20_link">Zpětná vazba<text:tab/>2</text:a></text:p>
            <text:p text:style-name="P29"><text:a xlink:type="simple" xlink:href="#__RefHeading__1023_837524436" text:style-name="Internet_20_link" text:visited-style-name="Internet_20_link">Datum vydání a verze programu<text:tab/>2</text:a></text:p>
            <text:p text:style-name="P25"><text:a xlink:type="simple" xlink:href="#__RefHeading__3109_536839882" text:style-name="Internet_20_link" text:visited-style-name="Internet_20_link">Pro koho je tato kniha určena?<text:tab/>4</text:a></text:p>
            <text:p text:style-name="P25"><text:a xlink:type="simple" xlink:href="#__RefHeading__6749_1241987491" text:style-name="Internet_20_link" text:visited-style-name="Internet_20_link">O čem je tato kniha?<text:tab/>4</text:a></text:p>
            <text:p text:style-name="P25"><text:a xlink:type="simple" xlink:href="#__RefHeading__6751_1241987491" text:style-name="Internet_20_link" text:visited-style-name="Internet_20_link">Kde lze získat pomoc<text:tab/>4</text:a></text:p>
            <text:p text:style-name="P29"><text:a xlink:type="simple" xlink:href="#__RefHeading__22027_697337876" text:style-name="Internet_20_link" text:visited-style-name="Internet_20_link">Systém nápovědy<text:tab/>4</text:a></text:p>
            <text:p text:style-name="P29"><text:a xlink:type="simple" xlink:href="#__RefHeading__22029_697337876" text:style-name="Internet_20_link" text:visited-style-name="Internet_20_link">Volně dostupná podpora na internetu<text:tab/>4</text:a></text:p>
            <text:p text:style-name="P29"><text:a xlink:type="simple" xlink:href="#__RefHeading__262303_271332650" text:style-name="Internet_20_link" text:visited-style-name="Internet_20_link">Placená podpora a školení<text:tab/>5</text:a></text:p>
            <text:p text:style-name="P25"><text:a xlink:type="simple" xlink:href="#__RefHeading__11088_1241987491" text:style-name="Internet_20_link" text:visited-style-name="Internet_20_link">Vaše verze může být jiná<text:tab/>5</text:a></text:p>
            <text:p text:style-name="P29"><text:a xlink:type="simple" xlink:href="#__RefHeading__1550_1307201209" text:style-name="Internet_20_link" text:visited-style-name="Internet_20_link">Ilustrace<text:tab/>5</text:a></text:p>
            <text:p text:style-name="P29"><text:a xlink:type="simple" xlink:href="#__RefHeading__7596_641027044" text:style-name="Internet_20_link" text:visited-style-name="Internet_20_link">Ikony<text:tab/>5</text:a></text:p>
            <text:p text:style-name="P25"><text:a xlink:type="simple" xlink:href="#__RefHeading__11174_1241987491" text:style-name="Internet_20_link" text:visited-style-name="Internet_20_link">Používání LibreOffice na systémech Mac<text:tab/>6</text:a></text:p>
            <text:p text:style-name="P25"><text:a xlink:type="simple" xlink:href="#__RefHeading__10924_1241987491" text:style-name="Internet_20_link" text:visited-style-name="Internet_20_link">Jak se jednotlivé prvky nazývají?<text:tab/>6</text:a></text:p>
            <text:p text:style-name="P25"><text:a xlink:type="simple" xlink:href="#__RefHeading__1552_1307201209" text:style-name="Internet_20_link" text:visited-style-name="Internet_20_link">Kdo tuto knihu napsal?<text:tab/>7</text:a></text:p>
            <text:p text:style-name="P25"><text:a xlink:type="simple" xlink:href="#__RefHeading__6761_1241987491" text:style-name="Internet_20_link" text:visited-style-name="Internet_20_link">Poděkování<text:tab/>7</text:a></text:p>
            <text:p text:style-name="P25"><text:a xlink:type="simple" xlink:href="#__RefHeading__6763_1241987491" text:style-name="Internet_20_link" text:visited-style-name="Internet_20_link">Často kladené otázky<text:tab/>8</text:a></text:p>
            <text:p text:style-name="P25"><text:a xlink:type="simple" xlink:href="#__RefHeading__11197_1646717133" text:style-name="Internet_20_link" text:visited-style-name="Internet_20_link">Co je nového v LibreOffice 4.2?<text:tab/>8</text:a></text:p>
          </text:index-body>
        </text:table-of-content>
        <text:p text:style-name="OOoTextBody"/>
      </text:section>
      <text:h text:style-name="P27" text:outline-level="1"><text:bookmark-start text:name="__RefHeading__3109_536839882"/>Pro koho je tato kniha určena?<text:bookmark-end text:name="__RefHeading__3109_536839882"/></text:h>
      <text:p text:style-name="OOoTextBody"><text:span text:style-name="T19">Knihu Začínáme s programem LibreOffice</text:span> ocení každý, kdo se chce rychle seznámit s kancelářským balíkem LibreOffice. Není přitom důležité, zda jde o úplného začátečníka nebo o zájemce který už má zkušenosti s jiným kancelářským balíkem.</text:p>
      <text:h text:style-name="OOoHeading_20_1" text:outline-level="1"><text:bookmark-start text:name="__RefHeading__6749_1241987491"/>O čem je tato kniha?<text:bookmark-end text:name="__RefHeading__6749_1241987491"/></text:h>
      <text:p text:style-name="OOoTextBody_5f_ListIntro">Tato kniha představuje hlavní programy LibreOffice:</text:p>
      <text:list xml:id="list345247346082985403" text:style-name="OOoBullets_20_1">
        <text:list-item>
          <text:p text:style-name="OOoList_20_1_20_Start">Writer (program pro zpracování textu)</text:p>
        </text:list-item>
        <text:list-item>
          <text:p text:style-name="OOoList_20_1_20_Cont.">Calc (tabulkový kalkulátor)</text:p>
        </text:list-item>
        <text:list-item>
          <text:p text:style-name="OOoList_20_1_20_Cont.">Impress (program na tvorbu prezentací)</text:p>
        </text:list-item>
        <text:list-item>
          <text:p text:style-name="OOoList_20_1_20_Cont.">Draw (program na kreslení vektorové grafiky)</text:p>
        </text:list-item>
        <text:list-item>
          <text:p text:style-name="OOoList_20_1_20_Cont.">Base (databáze)</text:p>
        </text:list-item>
        <text:list-item>
          <text:p text:style-name="OOoList_20_1_20_End">Math (editor vzorců)</text:p>
        </text:list-item>
      </text:list>
      <text:p text:style-name="OOoTextBody">Kromě toho v ní najdeme témata, které jsou společné pro všechny programy, včetně nastavování a přizpůsobení, stylů a šablon, záznamu maker a tisku. Další detaily lze nalézt v příručkách pro jednotlivé části LibreOffice.</text:p>
      <text:h text:style-name="OOoHeading_20_1" text:outline-level="1"><text:bookmark-start text:name="__RefHeading__6751_1241987491"/>Kde lze získat pomoc<text:bookmark-end text:name="__RefHeading__6751_1241987491"/></text:h>
      <text:p text:style-name="P10">Tato kniha, ostatní příručky pro <text:span text:style-name="T12">LibreOffice</text:span>, zabudovaná Nápověda a podpora uživatelů předpokládají, že uživatel má základní znalosti s prací na počítači, t. j. že dokáže spouštět programy a otevírat a ukládat soubory.</text:p>
      <text:h text:style-name="OOoHeading_20_2" text:outline-level="2"><text:bookmark-start text:name="__RefHeading__22027_697337876"/>Systém nápovědy<text:bookmark-end text:name="__RefHeading__22027_697337876"/></text:h>
      <text:p text:style-name="OOoTextBody"><text:span text:style-name="T12">LibreOffice</text:span> obsahuje rozsáhlý <text:alphabetical-index-mark-start text:id="IMark4591754016"/>systém nápovědy<text:alphabetical-index-mark-end text:id="IMark4591754016"/>, který je určen na pomoc při jeho používání. Nápověda je do češtiny přeložena jen částečně. <text:span text:style-name="T12">LibreOffice</text:span> však umožňuje nainstalovat nápovědu v češtině, která je přeložena kompletně.</text:p>
      <text:p text:style-name="OOoTextBody">Nápovědu lze zobrazit stisknutím klávesy <text:span text:style-name="OOoKeystroke">F1</text:span> nebo zvolením položky <text:span text:style-name="OOoMenuPath">Nápověda &gt; Nápověda LibreOffice</text:span> v hlavní nabídce. Kromě toho je možné aktivovat tipy nebo rozšířené tipy (použijeme <text:span text:style-name="OOoMenuPath">Nástroje</text:span> <text:span text:style-name="OOoMenuPath"><text:span text:style-name="T6">&gt;</text:span></text:span><text:span text:style-name="OOoMenuPath"> Možnosti </text:span><text:span text:style-name="OOoMenuPath"><text:span text:style-name="T6">&gt;</text:span></text:span><text:span text:style-name="OOoMenuPath"> LibreOffice </text:span><text:span text:style-name="OOoMenuPath"><text:span text:style-name="T6">&gt;</text:span></text:span><text:span text:style-name="OOoMenuPath"> Obecné</text:span> v hlavní nabídce).</text:p>
      <text:p text:style-name="P9">Pokud jsou povoleny tipy, po umístění kurzoru myši nad ikonu se zobrazí bublinový tip s krátkým popisem její funkcionality. Podrobnější vysvětlení získáme, pokud v hlavní nabídce zvolíme <text:span text:style-name="OOoMenuPath">Nápověda </text:span><text:span text:style-name="OOoMenuPath"><text:span text:style-name="T6">&gt;</text:span></text:span><text:span text:style-name="OOoMenuPath"> Co je to? </text:span><text:span text:style-name="OOoDefault">a kurzor myši podržíme nad ikonou.</text:span></text:p>
      <text:h text:style-name="OOoHeading_20_2" text:outline-level="2"><text:bookmark-start text:name="__RefHeading__22029_697337876"/>Volně dostupná podpora na internetu<text:bookmark-end text:name="__RefHeading__22029_697337876"/></text:h>
      <text:p text:style-name="OOoTextBody">Komunita LibreOffice kromě vývoje softwaru poskytuje bezplatnou podporu od dobrovolníků. Více informací najdeme v tabulce <text:sequence-ref text:reference-format="category-and-value" text:ref-name="refTable0">1</text:sequence-ref> na webové stránce <text:a xlink:type="simple" xlink:href="http://www.libreoffice.org/get-help/">http://cs.libreoffice.org/get-help/</text:a>. </text:p>
      <text:p text:style-name="P2"><text:span text:style-name="T30"/>Rozsáhlá <text:alphabetical-index-mark-start text:id="IMark4732183568"/>podpora<text:alphabetical-index-mark-end text:id="IMark4732183568"/> balíku LibreOffice je dostupná přes internet formou mailových konferencí <text:span text:style-name="T29">a</text:span> na <text:span text:style-name="T29">stránce Ask LibreOffice</text:span>. Kromě toho je dostupných mnoho webových stránek od uživatelů, které nabízejí bezplatné tipy a návody. Fórum <text:a xlink:type="simple" xlink:href="http://en.libreofficeforum.org/"><text:span text:style-name="T24"> http://en.libreofficeforum.org/</text:span></text:a> nabízí bezplatnou podporu pro LibreOffice.</text:p>
      <text:p text:style-name="P2"><text:span text:style-name="T24">Tato strana nabízí mimo jiné i podporu pro LibreOffice:<text:line-break/></text:span><text:a xlink:type="simple" xlink:href="http://forum.openoffice.org/en/forum/"><text:span text:style-name="T24"> http://forum.openoffice.cz/</text:span></text:a><text:span text:style-name="T24"> </text:span></text:p>
      <text:p text:style-name="OOoTableCaption"><text:soft-page-break/>Tabulka <text:sequence text:ref-name="refTable0" text:name="Table" text:formula="ooow:Table+1" style:num-format="1">1</text:sequence>: Bezplatná podpora pro uživatele LibreOffice</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22">Bezplatná podpora LibreOffice</text:p>
            </table:table-cell>
            <table:covered-table-cell/>
          </table:table-row>
        </table:table-header-rows>
        <table:table-row table:style-name="Table2.1">
          <table:table-cell table:style-name="Table2.A2" office:value-type="string">
            <text:p text:style-name="P18">Ask LibreOffice</text:p>
          </table:table-cell>
          <table:table-cell table:style-name="Table2.A2" office:value-type="string">
            <text:p text:style-name="P17"><text:span text:style-name="T29">Otázky a odpovědi od komunity uživatelů LibreOffice<text:line-break/></text:span><text:a xlink:type="simple" xlink:href="http://ask.libreoffice.org/en/questions/"><text:span text:style-name="T29"> http://ask.libreoffice.org/en/questions/</text:span></text:a><text:span text:style-name="T29"> </text:span></text:p>
          </table:table-cell>
        </table:table-row>
        <table:table-row table:style-name="Table2.1">
          <table:table-cell table:style-name="Table2.A2" office:value-type="string">
            <text:p text:style-name="OOoTableText"><text:alphabetical-index-mark-start text:id="IMark4732183568"/>Dokumentace<text:alphabetical-index-mark-end text:id="IMark4732183568"/></text:p>
          </table:table-cell>
          <table:table-cell table:style-name="Table2.A2" office:value-type="string">
            <text:p text:style-name="OOoTableText"><text:alphabetical-index-mark text:string-value="Uživatelské návody"/><text:span text:style-name="T13">Uživatelské příručky, návody typu jak něco udělat a dokumentace. </text:span><text:a xlink:type="simple" xlink:href="http://www.libreoffice.org/get-help/documentation/"><text:span text:style-name="T13">http://cs.libreoffice.org/get-help/documentation/</text:span></text:a><text:span text:style-name="T13"><text:line-break/></text:span><text:a xlink:type="simple" xlink:href="https://wiki.documentfoundation.org/Documentation/Publications"><text:span text:style-name="T13">https://wiki.documentfoundation.org/Documentation/Publications</text:span></text:a><text:span text:style-name="T13"> </text:span></text:p>
          </table:table-cell>
        </table:table-row>
        <table:table-row table:style-name="Table2.1">
          <table:table-cell table:style-name="Table2.A2" office:value-type="string">
            <text:p text:style-name="OOoTableText">Časté otázky</text:p>
          </table:table-cell>
          <table:table-cell table:style-name="Table2.A2" office:value-type="string">
            <text:p text:style-name="OOoTableText"><text:span text:style-name="OOoDefault">Odpovědi na často kladené otázky</text:span><text:span text:style-name="Internet_20_link"><text:line-break/></text:span><text:a xlink:type="simple" xlink:href="http://wiki.documentfoundation.org/Faq"><text:span text:style-name="Internet_20_link">http://wiki.documentfoundation.org/Faq</text:span></text:a></text:p>
          </table:table-cell>
        </table:table-row>
        <table:table-row table:style-name="Table2.1">
          <table:table-cell table:style-name="Table2.A2" office:value-type="string">
            <text:p text:style-name="OOoTableText">E-mailové konference</text:p>
          </table:table-cell>
          <table:table-cell table:style-name="Table2.A2" office:value-type="string">
            <text:p text:style-name="OOoTableText">Podpora od komunity poskytovaná sítí zkušených uživatelů<text:line-break/><text:a xlink:type="simple" xlink:href="http://www.libreoffice.org/get-help/mailing-lists/"><text:span text:style-name="T13">http://cs.libreoffice.org/get-help/mailing-lists/</text:span></text:a></text:p>
          </table:table-cell>
        </table:table-row>
        <table:table-row table:style-name="Table2.1">
          <table:table-cell table:style-name="Table2.A6" office:value-type="string">
            <text:p text:style-name="OOoTableText"><text:alphabetical-index-mark text:string-value="slovenská a česká podpora"/>Slovenská a česká podpora</text:p>
          </table:table-cell>
          <table:table-cell table:style-name="Table2.A6" office:value-type="string">
            <text:p text:style-name="OOoTableText">Webová stránka v českém jazyce. <text:line-break/><text:a xlink:type="simple" xlink:href="http://www.libreoffice.org/international-sites/"><text:span text:style-name="T13">https://cs.libreoffice.org/</text:span></text:a></text:p>
            <text:p text:style-name="OOoTableText"><text:span text:style-name="T13">Česká e-mailová konference<text:line-break/></text:span><text:a xlink:type="simple" xlink:href="http://wiki.documentfoundation.org/Local_Mailing_Lists"><text:span text:style-name="T13">https://wiki.documentfoundation.org/Local_Mailing_Lists#Czech_.2F_.C4.8Ce.C5.A1tina</text:span></text:a></text:p>
          </table:table-cell>
        </table:table-row>
        <table:table-row table:style-name="Table2.1">
          <table:table-cell table:style-name="Table2.A2" office:value-type="string">
            <text:p text:style-name="OOoTableText">Možnosti zpřístupnění</text:p>
          </table:table-cell>
          <table:table-cell table:style-name="Table2.A2" office:value-type="string">
            <text:p text:style-name="OOoTableText">Informace o dostupných možnostech pro zlepšení přístupnosti <text:a xlink:type="simple" xlink:href="http://www.libreoffice.org/get-help/accessibility/">http://cs.libreoffice.org/get-help/accessibility/</text:a></text:p>
          </table:table-cell>
        </table:table-row>
      </table:table>
      <text:h text:style-name="P31" text:outline-level="2"><text:bookmark-start text:name="__RefHeading__262303_271332650"/>Placená podpora a školení<text:bookmark-end text:name="__RefHeading__262303_271332650"/></text:h>
      <text:p text:style-name="P5">Další možností pro získání podpory nebo školení je využití placených služeb<text:span text:style-name="T14">. </text:span>Servisní smlouvy lze objednat od prodejce nebo poradenské firmy specializující se na LibreOffice<text:span text:style-name="T14">.</text:span></text:p>
      <text:h text:style-name="OOoHeading_20_1" text:outline-level="1"><text:bookmark-start text:name="__RefHeading__11088_1241987491"/>Vaše verze může být jiná<text:bookmark-end text:name="__RefHeading__11088_1241987491"/></text:h>
      <text:h text:style-name="P32" text:outline-level="2"><text:bookmark-start text:name="__RefHeading__1550_1307201209"/>Ilustrace<text:bookmark-end text:name="__RefHeading__1550_1307201209"/></text:h>
      <text:p text:style-name="P4">LibreOffice lze instalovat a spouštět v operačních systémech Windows, Linux a Mac OS X, přičemž každý z nich má několik verzí a uživatelé si je mohou přizpůsobit (písma, barvy, témata vzhledu, správce oken). Ilustrace v toto návodu byly vytvořeny v operačním systému Windows XP. Proto je možné, že některé prvky v ilustracích nebudou přesně takové, jak je vidíme na svém počítači.</text:p>
      <text:p text:style-name="P4">Některá dialogová okna mohou být jiné i díky různým nastavením samotného LibreOffice. Uživatel si totiž může zvolit, zda chce používat dialogová okna operačního systému (výchozí), nebo okna, které jsou součástí programu LibreOffice. Pokud chceme systémová dialogová okna zaměnit za okna LibreOffice:</text:p>
      <text:list xml:id="list4944372357207662527" text:style-name="OOoNum_20_123">
        <text:list-item>
          <text:p text:style-name="P41">V operačních systémech Linux a Windows v hlavní nabídce zvolíme <text:span text:style-name="T20">Nástroje &gt; Možnosti &gt; LibreOffice &gt; Obecné</text:span>, čímž se otevře okno s obecnými nastaveními.</text:p>
        </text:list-item>
        <text:list-item>
          <text:p text:style-name="P34">V operačním systému Mac toto okno otevřeme v hlavní nabídce zvolením <text:span text:style-name="T20">LibreOffice &gt; Preferences &gt; General</text:span>.</text:p>
        </text:list-item>
        <text:list-item>
          <text:p text:style-name="P34">V části <text:span text:style-name="T4">Dialogová okna Otevřít / Uložit</text:span> a v části <text:span text:style-name="T5">Dialogové okna tisku</text:span> (<text:span text:style-name="T26">pouze v operačních systémech Linux a Mac OS X</text:span>) zaškrtneme možnost <text:span text:style-name="T4">Použít dialogy LibreOffice</text:span> .</text:p>
        </text:list-item>
        <text:list-item>
          <text:p text:style-name="P38">Kliknutím na <text:span text:style-name="T20">OK</text:span> uložíme nové nastavení a okno zavřeme.</text:p>
        </text:list-item>
      </text:list>
      <text:h text:style-name="P32" text:outline-level="2"><text:bookmark-start text:name="__RefHeading__7596_641027044"/>Ikony<text:bookmark-end text:name="__RefHeading__7596_641027044"/></text:h>
      <text:p text:style-name="P4">Ikony, které opravdu uvidíme ve své verzi LibreOffice, se mohou lišit od ikon, které jsou zobrazeny v této příručce. Snímky obrazovky byly dělány v standardní instalaci LibreOffice, v níž byla zvolena sada ikon Galaxy.</text:p>
      <text:p text:style-name="OOoTextBody_5f_ListIntro"><text:soft-page-break/>Tuto sadu můžeme nastavit podle následujícího návodu:</text:p>
      <text:list xml:id="list152920488254223" text:continue-list="list4944372357207662527" text:style-name="OOoNum_20_123">
        <text:list-item text:start-value="1">
          <text:p text:style-name="P41">V operačních systémech Linux a Windows v hlavní nabídce zvolíme <text:span text:style-name="T20">Nástroje &gt; Možnosti &gt; LibreOffice &gt; Zobrazení</text:span>, čímž se otevře okno pro nastavení vzhledu.</text:p>
        </text:list-item>
        <text:list-item>
          <text:p text:style-name="P34">V operačním systému Mac toto okno otevřeme v hlavní nabídce <text:span text:style-name="T20">LibreOffice &gt; Preferences &gt; View</text:span>.</text:p>
        </text:list-item>
        <text:list-item>
          <text:p text:style-name="P34">V rozbalovací nabídce <text:span text:style-name="T4">Uživatelské rozhraní &gt; Velikost a styl ikon</text:span> vybereme <text:span text:style-name="T4">Galaxy</text:span><text:span text:style-name="T27"/>.</text:p>
        </text:list-item>
        <text:list-item>
          <text:p text:style-name="P38">Kliknutím na <text:span text:style-name="T20">OK</text:span> uložíme nové nastavení a okno zavřeme.</text:p>
        </text:list-item>
      </text:list>
      <table:table table:name="Table4" table:style-name="Table4">
        <table:table-column table:style-name="Table4.A"/>
        <table:table-column table:style-name="Table4.B"/>
        <table:table-row>
          <table:table-cell table:style-name="Table4.A1" office:value-type="string">
            <text:p text:style-name="P20">Poznámka</text:p>
          </table:table-cell>
          <table:table-cell table:style-name="Table4.B1" office:value-type="string">
            <text:p text:style-name="P21">V některých distribucích operačního systému Linux, jako například v Ubuntu, je LibreOffice dostupný v úložišti softwaru, odkud je také nainstalován. Sada ikonGalaxy přitom není standardně <text:span text:style-name="T22">nainstalována</text:span><text:span text:style-name="T22"/> . Z tohoto úložiště si ji však můžeme nainstalovat.</text:p>
          </table:table-cell>
        </table:table-row>
      </table:table>
      <text:h text:style-name="OOoHeading_20_1" text:outline-level="1"><text:bookmark-start text:name="__RefHeading__11174_1241987491"/>Používání LibreOffice na systémech Mac<text:bookmark-end text:name="__RefHeading__11174_1241987491"/></text:h>
      <text:p text:style-name="P12"><text:span text:style-name="OOoDefault">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Windows nebo Linux</text:p>
          </table:table-cell>
          <table:table-cell table:style-name="Table1.A1" office:value-type="string">
            <text:p text:style-name="P23">Ekvivalent pro Mac</text:p>
          </table:table-cell>
          <table:table-cell table:style-name="Table1.A1" office:value-type="string">
            <text:p text:style-name="P23">Význam</text:p>
          </table:table-cell>
        </table:table-row>
        <table:table-row table:style-name="Table1.1">
          <table:table-cell table:style-name="Table1.A2" office:value-type="string">
            <text:p text:style-name="P15">výběr v nabídce <text:span text:style-name="OOoMenuPath"><text:span text:style-name="T6">Nástroje &gt; Možnosti</text:span></text:span></text:p>
          </table:table-cell>
          <table:table-cell table:style-name="Table1.A2" office:value-type="string">
            <text:p text:style-name="P15"><text:span text:style-name="OOoMenuPath">LibreOffice &gt; Předvolby</text:span></text:p>
          </table:table-cell>
          <table:table-cell table:style-name="Table1.A2" office:value-type="string">
            <text:p text:style-name="P15">Otevře nastavení s možnostmi</text:p>
          </table:table-cell>
        </table:table-row>
        <table:table-row table:style-name="Table1.1">
          <table:table-cell table:style-name="Table1.A2" office:value-type="string">
            <text:p text:style-name="P15"><text:span text:style-name="OOoKeystroke">Klepnutí pravým tlačítkem</text:span></text:p>
          </table:table-cell>
          <table:table-cell table:style-name="Table1.A2" office:value-type="string">
            <text:p text:style-name="P16"><text:span text:style-name="OOoKeystroke">Control+klepnutí</text:span><text:span text:style-name="OOoDefault"><text:span text:style-name="T21"> a/nebo </text:span></text:span><text:span text:style-name="OOoKeystroke">klepnutí-pravým-tlačítkem</text:span><text:span text:style-name="OOoDefault"><text:span text:style-name="T21">  v závislosti na operačním systému počítače</text:span></text:span></text:p>
          </table:table-cell>
          <table:table-cell table:style-name="Table1.A2" office:value-type="string">
            <text:p text:style-name="P15">Otevře se místní nabídka</text:p>
          </table:table-cell>
        </table:table-row>
        <table:table-row table:style-name="Table1.1">
          <table:table-cell table:style-name="Table1.A2" office:value-type="string">
            <text:p text:style-name="P15"><text:span text:style-name="OOoKeystroke">Ctrl (Control)</text:span></text:p>
          </table:table-cell>
          <table:table-cell table:style-name="Table1.A2" office:value-type="string">
            <text:p text:style-name="P15"><text:span text:style-name="T10">z</text:span> <text:span text:style-name="T4">(Command)</text:span></text:p>
          </table:table-cell>
          <table:table-cell table:style-name="Table1.A2" office:value-type="string">
            <text:p text:style-name="P15">Používá se i s jinými klávesami</text:p>
          </table:table-cell>
        </table:table-row>
        <table:table-row table:style-name="Table1.1">
          <table:table-cell table:style-name="Table1.A2" office:value-type="string">
            <text:p text:style-name="P15"><text:span text:style-name="OOoKeystroke">F5</text:span></text:p>
          </table:table-cell>
          <table:table-cell table:style-name="Table1.A2" office:value-type="string">
            <text:p text:style-name="P15"><text:span text:style-name="OOoKeystroke">Shift</text:span>+<text:span text:style-name="T10">z</text:span>+<text:span text:style-name="OOoKeystroke">F5</text:span></text:p>
          </table:table-cell>
          <table:table-cell table:style-name="Table1.A2" office:value-type="string">
            <text:p text:style-name="P15">Otevřete Navigátor</text:p>
          </table:table-cell>
        </table:table-row>
        <table:table-row table:style-name="Table1.1">
          <table:table-cell table:style-name="Table1.A2" office:value-type="string">
            <text:p text:style-name="P15"><text:span text:style-name="OOoKeystroke">F11</text:span></text:p>
          </table:table-cell>
          <table:table-cell table:style-name="Table1.A2" office:value-type="string">
            <text:p text:style-name="P15"><text:span text:style-name="T10">z</text:span>+<text:span text:style-name="T4">T</text:span></text:p>
          </table:table-cell>
          <table:table-cell table:style-name="Table1.A2" office:value-type="string">
            <text:p text:style-name="P15">Otevře okno Styly a formátování.</text:p>
          </table:table-cell>
        </table:table-row>
      </table:table>
      <text:h text:style-name="OOoHeading_20_1" text:outline-level="1"><text:bookmark-start text:name="__RefHeading__10924_1241987491"/>Jak se jednotlivé prvky nazývají?<text:bookmark-end text:name="__RefHeading__10924_1241987491"/></text:h>
      <text:p text:style-name="P13">Pojmy používané v LibreOffice pro označování prvků <text:alphabetical-index-mark text:string-value="uživatelské rozhraní, části"/><text:span text:style-name="OOoEmphasis">uživatelského rozhraní</text:span> jsou stejné jako ve většině jiných programů.</text:p>
      <text:p text:style-name="OOoTextBody_5f_ListIntro"><text:span text:style-name="OOoEmphasis">Dialogové okno</text:span> je speciální typ okna. Jeho účelem je o něčem informovat, vyžádat si vstup nebo obojí najednou. Okno obsahuje ovládací prvky, které je možné použít k provedení nějaké akce. Názvy běžných ovládacích prvků jsou uvedeny na obrázku <text:sequence-ref text:reference-format="category-and-value" text:ref-name="refFigure0">1</text:sequence-ref>. V této knize ve většině případů nebudeme používat technické pojmy, ale je užitečné je poznat, protože Nápověda a další zdroje informací je často používají.</text:p>
      <text:list xml:id="list152922055336229" text:continue-list="list152920488254223" text:style-name="OOoNum_20_123">
        <text:list-item text:start-value="1">
          <text:p text:style-name="P42">Karta stránky (angl. Tabbed page, tab), které slouží k přepínání karet.</text:p>
        </text:list-item>
        <text:list-item>
          <text:p text:style-name="P35">Přepínače (angl. Radio buttons), zvolená může být vždy jen jedna položka.</text:p>
        </text:list-item>
        <text:list-item>
          <text:p text:style-name="P35">Zaškrtávací pole (angl. Checkbox), může být zvoleno několik položek najednou.</text:p>
        </text:list-item>
        <text:list-item>
          <text:p text:style-name="P35">Číselník (angl. Spin box). Kliknutím na šipky můžeme číslo zmenšit nebo zvětšit, nebo jej můžeme přímo zadat v textové části.</text:p>
        </text:list-item>
        <text:list-item>
          <text:p text:style-name="P37">Náhled.</text:p>
        </text:list-item>
        <text:list-item>
          <text:p text:style-name="P36">Z rozbalovacího seznamu, zvolíme námi požadovanou položku.</text:p>
        </text:list-item>
        <text:list-item>
          <text:p text:style-name="P39">Tlačítka (angl. Push buttons).</text:p>
        </text:list-item>
      </text:list>
      <text:p text:style-name="P24"><text:soft-page-break/><draw:frame draw:style-name="fr1" draw:name="Frame12" text:anchor-type="as-char" svg:width="14cm" draw:z-index="0"><draw:text-box fo:min-height="10.345cm"><text:p text:style-name="P24"><draw:frame draw:style-name="fr3" draw:name="graphics1" text:anchor-type="as-char" svg:width="14cm" svg:height="9.55cm" draw:z-index="1"><draw:image xlink:href="Pictures/10000201000002ED000001FF7AEDE4FD.png" xlink:type="simple" xlink:show="embed" xlink:actuate="onLoad"/></draw:frame></text:p><text:p text:style-name="OOoFigureCaption">Obrázek <text:sequence text:ref-name="refFigure0" text:name="Figure" text:formula="ooow:Figure+1" style:num-format="1">1 </text:sequence>: Dialogové okno, ve kterém jsou použity běžné ovládací prvky</text:p></draw:text-box></draw:frame></text:p>
      <text:p text:style-name="P3">Ve většině případů můžeme během doby, kdy je otevřeno dialogové okno, pracovat pouze s tímto oknem a se samotným dokumentem ne. V práci s dokumentem je možné pokračovat až poté, kdy dialogové okno zavřeme (obvykle kliknutím na <text:span text:style-name="OOoMenuPath">OK</text:span> nebo jiné tlačítko, které uloží změny a zavře okno).</text:p>
      <text:p text:style-name="P3">Některá dialogová okna je možné ponechat otevřené i během práce a přepínat se mezi nimi a dokumentem. Příkladem takového okna je okno Najít a nahradit.</text:p>
      <text:h text:style-name="OOoHeading_20_1" text:outline-level="1"><text:bookmark-start text:name="__RefHeading__1552_1307201209"/>Kdo tuto knihu napsal?<text:bookmark-end text:name="__RefHeading__1552_1307201209"/></text:h>
      <text:p text:style-name="OOoTextBody">Tato kniha byla napsána a přeložena dobrovolníky z komunity programu LibreOffice. Zisk z prodeje její tištěné verze bude použit ve prospěch komunity.</text:p>
      <text:h text:style-name="OOoHeading_20_1" text:outline-level="1"><text:bookmark-start text:name="__RefHeading__6761_1241987491"/>Poděkování<text:bookmark-end text:name="__RefHeading__6761_1241987491"/></text:h>
      <text:p text:style-name="OOoTextBody_5f_ListIntro">Tato kniha byla <text:span text:style-name="T32">napsána</text:span> na základě knihy <text:span text:style-name="OOoEmphasis">Začínáme s LibreOffice 3.3</text:span>. Autoři této knihy jsou:</text:p>
      <text:p text:style-name="P19">Jean Hollis Weber<text:tab/>Michele Zarri<text:tab/>Magnus Adielsson<text:line-break/>Thomas Astleitner<text:tab/>Richard Barnes <text:tab/>Agnes Belzunce <text:line-break/>Chris Bonde <text:tab/>Nicole Cairns<text:tab/>Daniel Carrera<text:line-break/>JiHui Choi<text:tab/>Richard Detwiler <text:tab/>Alexander Noël Dunne<text:line-break/>Laurent Duperval <text:tab/>Spencer E. Harpe <text:tab/>Regina Henschel<text:line-break/>Peter Hillier-Brook<text:tab/>Richard Holt<text:tab/>John Kane<text:line-break/>Rachel Kartch <text:tab/>Stefan A. Keel<text:tab/>Jared Kobos<text:line-break/>Michael Kotsarinis<text:tab/>Peter Kupfer <text:tab/>Ian Laurenson<text:line-break/>Dan Lewis <text:tab/>Alan Madden<text:tab/>Michel Pinquier<text:line-break/>Andrew Pitonyak<text:tab/>Carol Roberts <text:tab/>Iain Roberts<text:line-break/>Hazel Russman<text:tab/>Gary Schnabl <text:tab/>Robert Scott<text:line-break/>Joe Sellman<text:tab/>Janet Swisher <text:tab/>Jim Taylor<text:line-break/>Alex Thurgood <text:tab/>Barbara M. Tobias<text:tab/>Claire Wood<text:line-break/>Linda Worthington </text:p>
      <text:h text:style-name="OOoHeading_20_1" text:outline-level="1"><text:bookmark-start text:name="__RefHeading__6763_1241987491"/><text:soft-page-break/>Často kladené otázky<text:bookmark-end text:name="__RefHeading__6763_1241987491"/></text:h>
      <text:p text:style-name="P14"><text:reference-mark-start text:name="How is OOo licensed?"/>Jakou licenci LibreOffice používá?<text:reference-mark-end text:name="How is OOo licensed?"/></text:p>
      <text:p text:style-name="P33"><text:span text:style-name="T7">LibreOffice </text:span><text:span text:style-name="T8">4.2</text:span><text:span text:style-name="T7"> je šířená pod licencí <text:span text:style-name="T33">Mozilla</text:span> Public License (<text:span text:style-name="T33">M</text:span>PL) schválená od </text:span><text:alphabetical-index-mark-start text:id="IMark4591754016"/>Open Source Initiative (OSI)<text:alphabetical-index-mark-end text:id="IMark4591754016"/>. <text:span text:style-name="T33">M</text:span>PL <text:alphabetical-index-mark text:string-value="LibreOffice, licenční podmínky"/>licence je dostupná z <text:a xlink:type="simple" xlink:href="http://www.mozilla.org/MPL/2.0/"><text:span text:style-name="T33">http://www.mozilla.org/MPL/2.0/</text:span></text:a><text:span text:style-name="T33">.</text:span></text:p>
      <text:p text:style-name="OOoDefinitionTerm">Mohu LibreOffice dále distribuovat, rozdávat a šířit? <text:span text:style-name="T34">Mohu LibreOffice prodávat? Mohu LibreOffice používat pro komerční účely a ve své firmě?</text:span></text:p>
      <text:p text:style-name="OOoDefinition">Ano</text:p>
      <text:p text:style-name="OOoDefinitionTerm">Na kolik počítačů mohu LibreOffice nainstalovat?</text:p>
      <text:p text:style-name="OOoDefinition">Na libovolný počet.</text:p>
      <text:p text:style-name="OOoDefinitionTerm">Je LibreOffice dostupný v mém jazyku?</text:p>
      <text:p text:style-name="OOoDefinition"><text:span text:style-name="T16">LibreOffice byl lokalizován do více než čtyřiceti jazyků, takže požadovaný jazyk asi je podporován</text:span>. Navíc ,<text:span text:style-name="T17"> k</text:span><text:span text:style-name="T16"> dispozici je více než 70 </text:span><text:span text:style-name="T18">s</text:span><text:span text:style-name="T3">lovníků</text:span>, <text:span text:style-name="T4">dělení slov</text:span>, a <text:span text:style-name="T4">slovník synonym</text:span> <text:span text:style-name="T16"> pro jazyky a dialekty, do kterých není lokalizované uživatelské rozhraní . Tyto slovníky jsou dostupné na stránce LibreOffice: </text:span><text:a xlink:type="simple" xlink:href="http://www.libreoffice.org/"><text:span text:style-name="Internet_20_link">cs.libreoffice.org</text:span></text:a><text:span text:style-name="T16">.</text:span></text:p>
      <text:p text:style-name="OOoDefinitionTerm">Jak je možné, že program LibreOffice je dostupný zdarma?</text:p>
      <text:p text:style-name="P8">LibreOffice vyvíjejí a udržují dobrovolníci s podporou více <text:span text:style-name="T25">firem</text:span>.</text:p>
      <text:p text:style-name="OOoDefinitionTerm">Vyvíjím softwarovou aplikaci<text:span text:style-name="T15">. </text:span>Mohu použít zdrojový kód LibreOffice v mém programu?</text:p>
      <text:p text:style-name="P33">Ano, v rámci podmínek určených licencí <text:span text:style-name="T33">MPL</text:span>. Přečtěte si licenci: <text:a xlink:type="simple" xlink:href="http://www.mozilla.org/MPL/2.0/"><text:span text:style-name="T33">http://www.mozilla.org/MPL/2.0/</text:span></text:a><text:span text:style-name="T33">.</text:span></text:p>
      <text:p text:style-name="OOoDefinitionTerm">Proč ke spuštění LibreOffice potřebuji Javu? Je napsán v Javě?</text:p>
      <text:p text:style-name="OOoDefinition">LibreOffice není <text:span text:style-name="T11">napsán</text:span> v Javě, je napsán v <text:span text:style-name="T11">jazyce</text:span> C++. Java je jedním z jazyků, který lze použít k jeho rozšiřování. Běhové prostředí Java (JDK/JRE) je třeba jen kvůli některým funkcím. Jednou z nich je například databázový stroj HSQLDB.</text:p>
      <text:p text:style-name="OOoDefinition">Poznámka: Java je dostupná bezplatně. Pokud byste Javu nechtěli používat, většina funkcí LibreOffice bude stále bezproblémově fungovat.</text:p>
      <text:p text:style-name="OOoDefinitionTerm">Jak mohu k LibreOffice přispět?</text:p>
      <text:p text:style-name="OOoDefinition">Při vývoji a uživatelské podpoře LibreOffice lze taktéž pomoci různými způsoby, přičemž programátorské zkušenosti nejsou nutné. Více informací lze nalézt na stránce: <text:a xlink:type="simple" xlink:href="http://www.documentfoundation.org/contribution/">http://www.documentfoundation.org/contribution/</text:a>.</text:p>
      <text:p text:style-name="OOoDefinitionTerm">Mohu pdf soubor této knihy dále distribuovat, případně ji i tisknout a prodávat?</text:p>
      <text:p text:style-name="OOoDefinition">Ano, pokud jsou splněny podmínky alespoň jedné z licencí, které jsou uvedeny na začátku této knihy. Nepotřebujete k tomu žádné speciální povolení. Jako <text:span text:style-name="T34">p</text:span>řispěvatelé k této knize však od vás požadujeme, abyste vzali v úvahu množství práce, které bylo na její psaní a překlad vynaložené, a abyste se podělili o část svého zisku.</text:p>
      <text:h text:style-name="OOoHeading_20_1" text:outline-level="1"><text:bookmark-start text:name="__RefHeading__11197_1646717133"/>Co je nového v LibreOffice 4.2?<text:bookmark-end text:name="__RefHeading__11197_1646717133"/></text:h>
      <text:p text:style-name="P28">Poznámky o vydání LibreOffice 4.2 (změny od verze 4.1): <text:a xlink:type="simple" xlink:href="https://wiki.documentfoundation.org/ReleaseNotes/4.2">https://wiki.documentfoundation.org/ReleaseNotes/4.2</text:a>.</text:p>
      <text:p text:style-name="P28">A také si můžeme přečíst poznámky k vydání LibreOffice 4.1 (změny od verze 4.0): <text:a xlink:type="simple" xlink:href="https://wiki.documentfoundation.org/ReleaseNotes/4.1">https://wiki.documentfoundation.org/ReleaseNotes/4.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Poděkování</text:chapter><text:tab/><text:page-number text:select-page="current">7</text:page-number></text:p>
      </style:footer>
      <style:footer-left>
        <text:p text:style-name="OOoFooter"><text:page-number text:select-page="current">8</text:page-number><text:tab/><text:title>Předmluva</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Předmluva</text:title><text:tab/><text:page-number text:select-page="current">3</text:page-number></text:p>
      </style:footer>
      <style:footer-left>
        <text:p text:style-name="OOoFooter"><text:page-number text:select-page="current">0</text:page-number><text:tab/><text:title>Předmluva</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Předmluva</dc:title>
    <meta:creation-date>2012-02-24T06:20:32</meta:creation-date>
    <meta:editing-cycles>47</meta:editing-cycles>
    <meta:editing-duration>PT6H36M52S</meta:editing-duration>
    <meta:initial-creator>Jean Hollis Weber</meta:initial-creator>
    <dc:date>2014-06-20T15:29:19.975008000</dc:date>
    <dc:creator>Jean Weber</dc:creator>
    <meta:document-statistic meta:table-count="3" meta:image-count="2" meta:object-count="0" meta:page-count="8" meta:paragraph-count="155" meta:word-count="1930" meta:character-count="12210" meta:non-whitespace-character-count="10436"/>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